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Picture 1" text:anchor-type="paragraph" svg:x="0.33889in" svg:y="1.19861in" svg:width="5.45833in" svg:height="4.08333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ikramjit singh Vicky</meta:initial-creator>
    <dc:creator>Bikramjit singh Vicky</dc:creator>
    <meta:creation-date>2025-08-06T16:41:00Z</meta:creation-date>
    <dc:date>2025-08-06T16:41:00Z</dc:date>
    <meta:template xlink:href="Normal.dotm" xlink:type="simple"/>
    <meta:editing-cycles>4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